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adornments="Normal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text-properties style:font-name="Comic Sans MS" fo:font-size="36pt"/>
    </style:style>
    <style:style style:name="P2" style:family="paragraph">
      <style:text-properties style:font-name="Comic Sans MS" fo:font-size="32pt" fo:font-style="italic" style:font-size-asian="32pt" style:font-style-asian="italic" style:font-size-complex="32pt" style:font-style-complex="italic"/>
    </style:style>
    <style:style style:name="P3" style:family="paragraph">
      <loext:graphic-properties draw:fill-color="#ffffff"/>
      <style:text-properties style:font-name="Comic Sans MS" fo:font-size="32pt" fo:font-style="italic" style:font-size-asian="32pt" style:font-style-asian="italic" style:font-size-complex="32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Comic Sans MS" fo:font-size="36pt"/>
    </style:style>
    <style:style style:name="T2" style:family="text">
      <style:text-properties style:font-name="Comic Sans MS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Q 1 : Donner la fonction dérivée de f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u et v sont deux fonctions</text:span></text:p>
          </draw:text-box>
        </draw:frame>
        <draw:frame draw:style-name="gr1" draw:text-style-name="P4" draw:layer="layout" svg:width="1.847cm" svg:height="1.239cm" svg:x="13cm" svg:y="6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4" draw:layer="layout" svg:width="4.911cm" svg:height="1.96cm" svg:x="10.2cm" svg:y="5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4" draw:layer="layout" svg:width="3.802cm" svg:height="1.96cm" svg:x="10.699cm" svg:y="11.2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Q 2 : Donner la fonction dérivée de f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u et v sont deux fonctions</text:span></text:p>
          </draw:text-box>
        </draw:frame>
        <draw:frame draw:style-name="gr1" draw:text-style-name="P4" draw:layer="layout" svg:width="1.847cm" svg:height="1.239cm" svg:x="13cm" svg:y="6.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" draw:text-style-name="P4" draw:layer="layout" svg:width="3.837cm" svg:height="1.96cm" svg:x="10.2cm" svg:y="5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" draw:text-style-name="P4" draw:layer="layout" svg:width="3.802cm" svg:height="1.96cm" svg:x="10.699cm" svg:y="11.2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Q 3 : Donner la fonction dérivée de f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u est une fonction et k un réel constant</text:span></text:p>
          </draw:text-box>
        </draw:frame>
        <draw:frame draw:style-name="gr1" draw:text-style-name="P4" draw:layer="layout" svg:width="1.847cm" svg:height="1.239cm" svg:x="13cm" svg:y="6.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" draw:text-style-name="P4" draw:layer="layout" svg:width="3.866cm" svg:height="1.96cm" svg:x="10.2cm" svg:y="5.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" draw:text-style-name="P4" draw:layer="layout" svg:width="3.802cm" svg:height="1.96cm" svg:x="10.699cm" svg:y="11.2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Q 4 : Donner la fonction dérivée de f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u est une fonction qui ne s’annule pas</text:span></text:p>
          </draw:text-box>
        </draw:frame>
        <draw:frame draw:style-name="gr1" draw:text-style-name="P4" draw:layer="layout" svg:width="1.847cm" svg:height="1.239cm" svg:x="13cm" svg:y="6.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" draw:text-style-name="P4" draw:layer="layout" svg:width="3.389cm" svg:height="4.13cm" svg:x="12.6cm" svg:y="3.4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4" draw:layer="layout" svg:width="3.802cm" svg:height="1.96cm" svg:x="10.699cm" svg:y="11.2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Q 5 : Donner la fonction dérivée de f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u et v sont deux fonctions, v ne s’annule pas</text:span></text:p>
          </draw:text-box>
        </draw:frame>
        <draw:frame draw:style-name="gr1" draw:text-style-name="P4" draw:layer="layout" svg:width="1.847cm" svg:height="1.239cm" svg:x="13cm" svg:y="6.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4" draw:layer="layout" svg:width="3.389cm" svg:height="4.13cm" svg:x="11.2cm" svg:y="3.4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" draw:text-style-name="P4" draw:layer="layout" svg:width="3.802cm" svg:height="1.96cm" svg:x="10.699cm" svg:y="11.2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adornments="Normal" style:font-family-generic="script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3T15:03:20.773000000</meta:creation-date>
    <dc:date>2020-09-13T15:33:35.036000000</dc:date>
    <meta:editing-duration>PT12M</meta:editing-duration>
    <meta:editing-cycles>2</meta:editing-cycles>
    <meta:generator>LibreOffice/6.4.2.2$Windows_X86_64 LibreOffice_project/4e471d8c02c9c90f512f7f9ead8875b57fcb1ec3</meta:generator>
    <meta:document-statistic meta:object-count="56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x</mi>
        </mfrac>
      </mrow>
    </mrow>
    <annotation encoding="StarMath 5.0">f( x )= 1 over x
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x</mi>
        </mfrac>
      </mrow>
    </mrow>
    <annotation encoding="StarMath 5.0">f( x )= 1 over x
</annotation>
  </semantics>
</math>
</file>

<file path=Object 11/content.xml><?xml version="1.0" encoding="utf-8"?>
<math xmlns="http://www.w3.org/1998/Math/MathML" display="block">
  <semantics>
    <mrow>
      <mi>f</mi>
      <mo stretchy="false">=</mo>
      <mfrac>
        <mi>u</mi>
        <mi>v</mi>
      </mfrac>
    </mrow>
    <annotation encoding="StarMath 5.0">f= u over v</annotation>
  </semantics>
</math>
</file>

<file path=Object 12/content.xml><?xml version="1.0" encoding="utf-8"?>
<math xmlns="http://www.w3.org/1998/Math/MathML" display="block">
  <semantics>
    <mrow>
      <mi>f</mi>
      <mrow>
        <mi>'</mi>
        <mo stretchy="false">=</mo>
        <mi>?</mi>
      </mrow>
    </mrow>
    <annotation encoding="StarMath 5.0">f'= { ? }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x</mi>
        </mfrac>
      </mrow>
    </mrow>
    <annotation encoding="StarMath 5.0">f( x )= 1 over x
</annotation>
  </semantics>
</math>
</file>

<file path=Object 17/content.xml><?xml version="1.0" encoding="utf-8"?>
<math xmlns="http://www.w3.org/1998/Math/MathML" display="block">
  <semantics>
    <mrow>
      <mi>f</mi>
      <mo stretchy="false">=</mo>
      <mi mathvariant="italic">uv</mi>
    </mrow>
    <annotation encoding="StarMath 5.0">f= uv</annotation>
  </semantics>
</math>
</file>

<file path=Object 18/content.xml><?xml version="1.0" encoding="utf-8"?>
<math xmlns="http://www.w3.org/1998/Math/MathML" display="block">
  <semantics>
    <mrow>
      <mi>f</mi>
      <mrow>
        <mi>'</mi>
        <mo stretchy="false">=</mo>
        <mi>?</mi>
      </mrow>
    </mrow>
    <annotation encoding="StarMath 5.0">f'= { ? }</annotation>
  </semantics>
</math>
</file>

<file path=Object 2/content.xml><?xml version="1.0" encoding="utf-8"?>
<math xmlns="http://www.w3.org/1998/Math/MathML" display="block">
  <semantics>
    <mrow>
      <mi>f</mi>
      <mo stretchy="false">=</mo>
      <mrow>
        <mi>u</mi>
        <mo stretchy="false">+</mo>
        <mi>v</mi>
      </mrow>
    </mrow>
    <annotation encoding="StarMath 5.0">f= u+v</annotation>
  </semantics>
</math>
</file>

<file path=Object 3/content.xml><?xml version="1.0" encoding="utf-8"?>
<math xmlns="http://www.w3.org/1998/Math/MathML" display="block">
  <semantics>
    <mrow>
      <mi>f</mi>
      <mrow>
        <mi>'</mi>
        <mo stretchy="false">=</mo>
        <mi>?</mi>
      </mrow>
    </mrow>
    <annotation encoding="StarMath 5.0">f'= { ? }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x</mi>
        </mfrac>
      </mrow>
    </mrow>
    <annotation encoding="StarMath 5.0">f( x )= 1 over x
</annotation>
  </semantics>
</math>
</file>

<file path=Object 5/content.xml><?xml version="1.0" encoding="utf-8"?>
<math xmlns="http://www.w3.org/1998/Math/MathML" display="block">
  <semantics>
    <mrow>
      <mi>f</mi>
      <mo stretchy="false">=</mo>
      <mi mathvariant="italic">ku</mi>
    </mrow>
    <annotation encoding="StarMath 5.0">f= ku</annotation>
  </semantics>
</math>
</file>

<file path=Object 6/content.xml><?xml version="1.0" encoding="utf-8"?>
<math xmlns="http://www.w3.org/1998/Math/MathML" display="block">
  <semantics>
    <mrow>
      <mi>f</mi>
      <mrow>
        <mi>'</mi>
        <mo stretchy="false">=</mo>
        <mi>?</mi>
      </mrow>
    </mrow>
    <annotation encoding="StarMath 5.0">f'= { ? }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x</mi>
        </mfrac>
      </mrow>
    </mrow>
    <annotation encoding="StarMath 5.0">f( x )= 1 over x
</annotation>
  </semantics>
</math>
</file>

<file path=Object 8/content.xml><?xml version="1.0" encoding="utf-8"?>
<math xmlns="http://www.w3.org/1998/Math/MathML" display="block">
  <semantics>
    <mrow>
      <mi>f</mi>
      <mo stretchy="false">=</mo>
      <mfrac>
        <mn>1</mn>
        <mi>u</mi>
      </mfrac>
    </mrow>
    <annotation encoding="StarMath 5.0">f= 1 over u</annotation>
  </semantics>
</math>
</file>

<file path=Object 9/content.xml><?xml version="1.0" encoding="utf-8"?>
<math xmlns="http://www.w3.org/1998/Math/MathML" display="block">
  <semantics>
    <mrow>
      <mi>f</mi>
      <mrow>
        <mi>'</mi>
        <mo stretchy="false">=</mo>
        <mi>?</mi>
      </mrow>
    </mrow>
    <annotation encoding="StarMath 5.0">f'= { ? }</annotation>
  </semantics>
</math>
</file>